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dableRendererFactory.addRenderer( String mimeType , Class render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ableRendererFactory.removeRenderer(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ableRendererFactory.createRenderer( String mim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tendableRendererFactory.getRendererFactory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ableRendererFactory.ExtendableRender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